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45a96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523f5c"/>
    </style:style>
    <style:style style:name="P52" style:family="paragraph" style:parent-style-name="Standard">
      <style:paragraph-properties fo:text-align="start" style:justify-single-word="false"/>
      <style:text-properties officeooo:paragraph-rsid="00556b99"/>
    </style:style>
    <style:style style:name="P53" style:family="paragraph" style:parent-style-name="Standard">
      <style:paragraph-properties fo:text-align="start" style:justify-single-word="false"/>
      <style:text-properties officeooo:paragraph-rsid="0059ef91"/>
    </style:style>
    <style:style style:name="P54" style:family="paragraph" style:parent-style-name="Standard">
      <style:paragraph-properties fo:text-align="start" style:justify-single-word="false"/>
      <style:text-properties officeooo:paragraph-rsid="005f3bec"/>
    </style:style>
    <style:style style:name="P55" style:family="paragraph" style:parent-style-name="Standard">
      <style:paragraph-properties fo:text-align="start" style:justify-single-word="false"/>
      <style:text-properties officeooo:paragraph-rsid="006f20d5"/>
    </style:style>
    <style:style style:name="P56" style:family="paragraph" style:parent-style-name="Standard">
      <style:paragraph-properties fo:text-align="start" style:justify-single-word="false"/>
      <style:text-properties officeooo:paragraph-rsid="006f4451"/>
    </style:style>
    <style:style style:name="P57" style:family="paragraph" style:parent-style-name="Standard">
      <style:paragraph-properties fo:text-align="start" style:justify-single-word="false"/>
      <style:text-properties officeooo:paragraph-rsid="00701420"/>
    </style:style>
    <style:style style:name="P5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5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6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6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6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6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71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officeooo:paragraph-rsid="005f3bec"/>
    </style:style>
    <style:style style:name="P74" style:family="paragraph" style:parent-style-name="Text_20_body">
      <style:paragraph-properties fo:text-align="start" style:justify-single-word="false"/>
      <style:text-properties officeooo:paragraph-rsid="00645b8c"/>
    </style:style>
    <style:style style:name="P75" style:family="paragraph" style:parent-style-name="Text_20_body">
      <style:paragraph-properties fo:text-align="start" style:justify-single-word="false"/>
      <style:text-properties officeooo:paragraph-rsid="0067880d"/>
    </style:style>
    <style:style style:name="P7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5f3bec"/>
    </style:style>
    <style:style style:name="P77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6a6d00"/>
    </style:style>
    <style:style style:name="P78" style:family="paragraph" style:parent-style-name="Text_20_body">
      <style:paragraph-properties fo:text-align="center" style:justify-single-word="false"/>
      <style:text-properties officeooo:paragraph-rsid="0067880d"/>
    </style:style>
    <style:style style:name="P79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80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83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85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officeooo:paragraph-rsid="00701420"/>
    </style:style>
    <style:style style:name="P87" style:family="paragraph" style:parent-style-name="Standard">
      <style:paragraph-properties fo:text-align="start" style:justify-single-word="false"/>
      <style:text-properties officeooo:paragraph-rsid="00727cb6"/>
    </style:style>
    <style:style style:name="P88" style:family="paragraph" style:parent-style-name="Standard">
      <style:paragraph-properties fo:text-align="start" style:justify-single-word="false"/>
      <style:text-properties officeooo:paragraph-rsid="00729eed"/>
    </style:style>
    <style:style style:name="P89" style:family="paragraph" style:parent-style-name="Standard">
      <style:paragraph-properties fo:text-align="start" style:justify-single-word="false"/>
      <style:text-properties officeooo:paragraph-rsid="007485aa"/>
    </style:style>
    <style:style style:name="P90" style:family="paragraph" style:parent-style-name="Standard">
      <style:paragraph-properties fo:text-align="start" style:justify-single-word="false"/>
      <style:text-properties officeooo:paragraph-rsid="00752b46"/>
    </style:style>
    <style:style style:name="P91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92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93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94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95" style:family="paragraph">
      <loext:graphic-properties draw:fill="none" draw:fill-color="#ffffff"/>
      <style:paragraph-properties style:writing-mode="lr-tb"/>
    </style:style>
    <style:style style:name="P96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97" style:family="paragraph">
      <style:paragraph-properties fo:text-align="center"/>
    </style:style>
    <style:style style:name="P98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cd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cd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25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style:font-size-asian="14pt" style:font-size-complex="14pt"/>
    </style:style>
    <style:style style:name="T27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29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30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31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2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34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35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42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font-name="Consolas" fo:font-size="11.25pt" fo:letter-spacing="normal" fo:font-style="normal" fo:font-weight="normal" officeooo:rsid="00729eed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style:font-name="Consolas" fo:font-size="11.25pt" fo:letter-spacing="normal" fo:font-style="normal" fo:font-weight="normal" officeooo:rsid="007485aa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style:font-name="Consolas" fo:font-size="11.25pt" fo:letter-spacing="normal" fo:font-style="normal" fo:font-weight="normal" officeooo:rsid="00752b46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47" style:family="text">
      <style:text-properties fo:font-variant="normal" fo:text-transform="none"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48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49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50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51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52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53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55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56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57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8" style:family="text">
      <style:text-properties fo:font-variant="normal" fo:text-transform="none" fo:color="#000000" style:font-name="Verdana" fo:font-size="11.25pt" fo:letter-spacing="normal" fo:font-style="normal" fo:font-weight="normal" officeooo:rsid="0059ef91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font-name="Verdana" fo:font-size="11.25pt" fo:letter-spacing="normal" fo:font-style="normal" fo:font-weight="normal" officeooo:rsid="006f20d5" style:font-style-asian="normal" style:font-weight-asian="normal" style:font-style-complex="normal" style:font-weight-complex="normal" loext:padding="0in" loext:border="none"/>
    </style:style>
    <style:style style:name="T64" style:family="text">
      <style:text-properties fo:font-variant="normal" fo:text-transform="none" fo:color="#000000" style:font-name="Verdana" fo:font-size="11.25pt" fo:letter-spacing="normal" fo:font-style="normal" fo:font-weight="normal" officeooo:rsid="006f4451" style:font-style-asian="normal" style:font-weight-asian="normal" style:font-style-complex="normal" style:font-weight-complex="normal" loext:padding="0in" loext:border="none"/>
    </style:style>
    <style:style style:name="T65" style:family="text">
      <style:text-properties fo:font-variant="normal" fo:text-transform="none" fo:color="#000000" style:font-name="Verdana" fo:font-size="11.25pt" fo:letter-spacing="normal" fo:font-style="normal" fo:font-weight="normal" officeooo:rsid="00727cb6" style:font-style-asian="normal" style:font-weight-asian="normal" style:font-style-complex="normal" style:font-weight-complex="normal" loext:padding="0in" loext:border="none"/>
    </style:style>
    <style:style style:name="T66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67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68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69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70" style:family="text">
      <style:text-properties fo:font-variant="normal" fo:text-transform="none" fo:color="#000000" style:font-name="Verdana" fo:font-size="11.25pt" fo:letter-spacing="normal" fo:font-style="normal" officeooo:rsid="00727cb6" style:font-style-asian="normal" style:font-style-complex="normal" loext:padding="0in" loext:border="none"/>
    </style:style>
    <style:style style:name="T71" style:family="text">
      <style:text-properties fo:font-variant="normal" fo:text-transform="none" fo:color="#000000" style:font-name="Verdana" fo:font-size="11.25pt" fo:letter-spacing="normal" fo:font-style="normal" fo:font-weight="bold" officeooo:rsid="006f4451" style:font-style-asian="normal" style:font-weight-asian="bold" style:font-style-complex="normal" style:font-weight-complex="bold" loext:padding="0in" loext:border="none"/>
    </style:style>
    <style:style style:name="T72" style:family="text">
      <style:text-properties fo:font-variant="normal" fo:text-transform="none" fo:color="#000000" style:font-name="Verdana" fo:font-size="11.25pt" fo:letter-spacing="normal" fo:font-style="normal" fo:font-weight="bold" officeooo:rsid="00727cb6" style:font-style-asian="normal" style:font-weight-asian="bold" style:font-style-complex="normal" style:font-weight-complex="bold" loext:padding="0in" loext:border="none"/>
    </style:style>
    <style:style style:name="T73" style:family="text">
      <style:text-properties fo:font-variant="normal" fo:text-transform="none" fo:color="#000000" style:font-name="Verdana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74" style:family="text">
      <style:text-properties fo:font-variant="normal" fo:text-transform="none" fo:color="#000000" style:font-name="Verdana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76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77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78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79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80" style:family="text">
      <style:text-properties fo:font-variant="normal" fo:text-transform="none" fo:color="#00a933" style:font-name="Verdana" fo:font-size="11.25pt" fo:letter-spacing="normal" fo:font-weight="bold" officeooo:rsid="006f4451" style:font-weight-asian="bold" style:font-weight-complex="bold" loext:padding="0in" loext:border="none"/>
    </style:style>
    <style:style style:name="T81" style:family="text">
      <style:text-properties fo:font-weight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16f04b" style:font-weight-asian="bold" style:font-weight-complex="bold"/>
    </style:style>
    <style:style style:name="T84" style:family="text">
      <style:text-properties fo:font-weight="bold" officeooo:rsid="0028a782" style:font-weight-asian="bold" style:font-weight-complex="bold"/>
    </style:style>
    <style:style style:name="T85" style:family="text">
      <style:text-properties officeooo:rsid="001e1e76"/>
    </style:style>
    <style:style style:name="T86" style:family="text">
      <style:text-properties officeooo:rsid="001e3e0a"/>
    </style:style>
    <style:style style:name="T87" style:family="text">
      <style:text-properties fo:font-size="12pt" style:font-size-asian="12pt" style:font-size-complex="12pt"/>
    </style:style>
    <style:style style:name="T88" style:family="text">
      <style:text-properties officeooo:rsid="001fd630" style:font-size-asian="14pt" style:font-weight-asian="bold" style:font-size-complex="14pt" style:font-weight-complex="bold"/>
    </style:style>
    <style:style style:name="T89" style:family="text">
      <style:text-properties officeooo:rsid="002775c0"/>
    </style:style>
    <style:style style:name="T90" style:family="text">
      <style:text-properties officeooo:rsid="0028a782"/>
    </style:style>
    <style:style style:name="T91" style:family="text">
      <style:text-properties fo:color="#000000" style:font-name="Consolas" fo:font-size="11.25pt" fo:font-weight="normal"/>
    </style:style>
    <style:style style:name="T92" style:family="text">
      <style:text-properties fo:color="#000000" style:font-name="Consolas" fo:font-size="11.25pt" fo:font-weight="normal" officeooo:rsid="002ae52a"/>
    </style:style>
    <style:style style:name="T93" style:family="text">
      <style:text-properties fo:color="#000000" style:font-name="Consolas" fo:font-size="11.25pt" fo:font-weight="normal" officeooo:rsid="002f54f0"/>
    </style:style>
    <style:style style:name="T94" style:family="text">
      <style:text-properties fo:color="#000000" style:font-name="Consolas" fo:font-size="11.25pt" fo:letter-spacing="normal" fo:font-weight="normal"/>
    </style:style>
    <style:style style:name="T95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96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97" style:family="text">
      <style:text-properties fo:color="#000000" style:font-name="Consolas" fo:font-size="11.25pt" fo:letter-spacing="normal" fo:font-weight="normal" officeooo:rsid="0059ef91" style:font-weight-asian="normal" style:font-weight-complex="normal"/>
    </style:style>
    <style:style style:name="T98" style:family="text">
      <style:text-properties fo:color="#000000" style:font-name="Consolas" fo:font-size="11.25pt" fo:letter-spacing="normal" fo:font-weight="normal" officeooo:rsid="005aa1a1" style:font-weight-asian="normal" style:font-weight-complex="normal"/>
    </style:style>
    <style:style style:name="T99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100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101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102" style:family="text">
      <style:text-properties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103" style:family="text">
      <style:text-properties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104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105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106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107" style:family="text">
      <style:text-properties officeooo:rsid="0031c671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use-window-font-color="true" fo:font-weight="normal" officeooo:rsid="003f3e61"/>
    </style:style>
    <style:style style:name="T110" style:family="text">
      <style:text-properties style:font-name="Verdana" fo:font-weight="normal"/>
    </style:style>
    <style:style style:name="T111" style:family="text">
      <style:text-properties fo:color="#dc143c" style:font-name="Consolas" fo:font-weight="normal" loext:padding="0in" loext:border="none"/>
    </style:style>
    <style:style style:name="T112" style:family="text">
      <style:text-properties style:font-name="Consolas"/>
    </style:style>
    <style:style style:name="T113" style:family="text">
      <style:text-properties style:font-name="Consolas" fo:font-size="11.25pt"/>
    </style:style>
    <style:style style:name="T114" style:family="text">
      <style:text-properties fo:color="#0000cd" fo:font-weight="normal"/>
    </style:style>
    <style:style style:name="T115" style:family="text">
      <style:text-properties fo:color="#0000cd" fo:font-weight="normal" officeooo:rsid="003f3e61"/>
    </style:style>
    <style:style style:name="T116" style:family="text">
      <style:text-properties fo:color="#0000cd" style:font-name="Verdana" fo:font-weight="normal"/>
    </style:style>
    <style:style style:name="T117" style:family="text">
      <style:text-properties fo:color="#0000cd" style:font-name="Consolas"/>
    </style:style>
    <style:style style:name="T118" style:family="text">
      <style:text-properties fo:color="#0000cd" style:font-name="Consolas" fo:font-size="11.25pt"/>
    </style:style>
    <style:style style:name="T119" style:family="text">
      <style:text-properties fo:color="#0000cd" fo:font-weight="bold" style:font-weight-asian="bold" style:font-weight-complex="bold"/>
    </style:style>
    <style:style style:name="T120" style:family="text">
      <style:text-properties officeooo:rsid="00476745"/>
    </style:style>
    <style:style style:name="T121" style:family="text">
      <style:text-properties officeooo:rsid="0048a7b7"/>
    </style:style>
    <style:style style:name="T122" style:family="text">
      <style:text-properties officeooo:rsid="0050799d"/>
    </style:style>
    <style:style style:name="T123" style:family="text">
      <style:text-properties fo:background-color="#ffff00"/>
    </style:style>
    <style:style style:name="T124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125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126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127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128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QL </text:p>
      <text:p text:style-name="P34">(Notes <text:span text:style-name="T1">and Syntax</text:span>)</text:p>
      <text:p text:style-name="P34"/>
      <text:p text:style-name="P35">Basics about databases:</text:p>
      <text:p text:style-name="P35"/>
      <text:p text:style-name="P35"><draw:frame text:anchor-type="paragraph" draw:z-index="1" draw:name="Shape1" draw:style-name="gr4" draw:text-style-name="P98" svg:width="0.574in" svg:height="0.2303in" svg:x="0.0756in" svg:y="0.1465in"><draw:text-box><text:p text:style-name="P97"><text:span text:style-name="T128">Data </text:span></text:p></draw:text-box></draw:frame><draw:frame text:anchor-type="paragraph" draw:z-index="2" draw:name="Shape1_0" draw:style-name="gr4" draw:text-style-name="P98" svg:width="0.574in" svg:height="0.2303in" svg:x="2.9618in" svg:y="0.1201in"><draw:text-box><text:p text:style-name="P97"><text:span text:style-name="T128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98" svg:width="0.574in" svg:height="0.2303in" svg:x="6.0453in" svg:y="0.0634in"><draw:text-box><text:p text:style-name="P97"><text:span text:style-name="T128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39"><text:s text:c="18"/>as a database <text:s text:c="43"/>or any other device</text:p>
      <text:p text:style-name="P40"/>
      <text:p text:style-name="P58"><text:span text:style-name="T82">Data</text:span>: Any numerical/categorical/pictorial or any other kind of data/information.</text:p>
      <text:p text:style-name="P58"><text:span text:style-name="T82">Database:</text:span> The systematic structure or <text:span text:style-name="T90">logical </text:span>design using which data is <text:span text:style-name="T85">stored. </text:span></text:p>
      <text:p text:style-name="P59"><text:span text:style-name="T82">Server:</text:span> The physical device where data is stored <text:s/>and the piece of software that connects to the physical storage. <text:s/><text:span text:style-name="T86">( Hardware to store the data + software to manage the hardware)</text:span></text:p>
      <text:p text:style-name="P59"><text:span text:style-name="T82">Host:</text:span> The computer or any other device that hosts the server.</text:p>
      <text:p text:style-name="P60"><text:span text:style-name="T82">DBMS (Database management system)</text:span>: A DBMS is a computerized system to store data, manage databases and to manipulate data in the databases.</text:p>
      <text:p text:style-name="P62"><text:span text:style-name="T87">[More about DBMS: </text:span><text:a xlink:type="simple" xlink:href="https://www.guru99.com/what-is-dbms.html" text:style-name="Internet_20_link" text:visited-style-name="Visited_20_Internet_20_Link"><text:span text:style-name="T87">https://www.guru99.com/what-is-dbms.html</text:span></text:a><text:span text:style-name="T87">]</text:span></text:p>
      <text:p text:style-name="P63">Relational and Non Relational database:</text:p>
      <text:p text:style-name="P64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65"><text:span text:style-name="T88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67">Key differences:</text:p>
      <table:table table:name="Table1" table:style-name="Table1">
        <table:table-column table:style-name="Table1.A"/>
        <table:table-column table:style-name="Table1.B"/>
        <table:table-row table:style-name="TableLine94430566813232">
          <table:table-cell table:style-name="Table1.A1" office:value-type="string">
            <text:p text:style-name="P68">R-DBMS</text:p>
          </table:table-cell>
          <table:table-cell table:style-name="Table1.B1" office:value-type="string">
            <text:p text:style-name="P68">NR-DBMS</text:p>
          </table:table-cell>
        </table:table-row>
        <table:table-row table:style-name="TableLine94430566766032">
          <table:table-cell table:style-name="Table1.A2" office:value-type="string">
            <text:p text:style-name="P71">Structures data and there is certain relation among different entities.</text:p>
          </table:table-cell>
          <table:table-cell table:style-name="Table1.B2" office:value-type="string">
            <text:p text:style-name="P69">Mostly unstructured data and there is no relation among different entities.</text:p>
          </table:table-cell>
        </table:table-row>
        <table:table-row table:style-name="TableLine94430566829456">
          <table:table-cell table:style-name="Table1.A2" office:value-type="string">
            <text:p text:style-name="P69">Uses SQL as query language.</text:p>
          </table:table-cell>
          <table:table-cell table:style-name="Table1.B2" office:value-type="string">
            <text:p text:style-name="P69">Uses No-SQL </text:p>
            <text:p text:style-name="P69">(not only SQL = SQL + something else)</text:p>
          </table:table-cell>
        </table:table-row>
        <table:table-row table:style-name="TableLine94430566830096">
          <table:table-cell table:style-name="Table1.A2" office:value-type="string">
            <text:p text:style-name="P70">e.g: PostgreSQL, Microsoft SQL Server</text:p>
          </table:table-cell>
          <table:table-cell table:style-name="Table1.B2" office:value-type="string">
            <text:p text:style-name="P70">e.g: MongoDB</text:p>
          </table:table-cell>
        </table:table-row>
      </table:table>
      <text:p text:style-name="P66"/>
      <text:p text:style-name="P61"><text:soft-page-break/></text:p>
      <text:p text:style-name="P42"><text:span text:style-name="T84">Main s</text:span><text:span text:style-name="T82">tructures in </text:span><text:span text:style-name="T84">a </text:span><text:span text:style-name="T82">relational database:</text:span></text:p>
      <text:p text:style-name="P37"><draw:frame draw:style-name="fr8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7"/>
      <text:p text:style-name="P36"/>
      <text:p text:style-name="P41"><text:span text:style-name="T83">Schema:</text:span><text:span text:style-name="T2"> </text:span></text:p>
      <text:list xml:id="list1649175237" text:style-name="L1">
        <text:list-item>
          <text:p text:style-name="P79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80">A database schema is considered <text:span text:style-name="T89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5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82">fields</text:span>.</text:p>
      <text:p text:style-name="P11">- A row represents a <text:span text:style-name="T82">tuple</text:span> of data also known as <text:span text:style-name="T82">records</text:span>.</text:p>
      <text:p text:style-name="P15"/>
      <text:p text:style-name="P17">Syntax to create a table:</text:p>
      <text:p text:style-name="P17"><draw:frame text:anchor-type="paragraph" draw:z-index="7" draw:name="Shape4" draw:style-name="gr2" draw:text-style-name="P96" svg:width="3.6567in" svg:height="1.7921in" svg:x="3.1071in" svg:y="0.1673in"><draw:text-box><text:p><text:span text:style-name="T124">Create a table from an </text:span><text:span text:style-name="T124">existing table:</text:span></text:p><text:p><text:span text:style-name="T125">CREATE TABLE</text:span><text:span text:style-name="T126"> </text:span><text:span text:style-name="T126">new_table_name </text:span><text:span text:style-name="T127">AS</text:span></text:p><text:p><text:span text:style-name="T126"><text:s text:c="4"/></text:span><text:span text:style-name="T127">SELEC</text:span><text:span text:style-name="T126">T column1, </text:span><text:span text:style-name="T126">column2,… </text:span></text:p><text:p><text:span text:style-name="T126"><text:s text:c="4"/></text:span><text:span text:style-name="T127">FROM</text:span><text:span text:style-name="T126"> </text:span><text:span text:style-name="T126">existing_table_name</text:span></text:p><text:p><text:span text:style-name="T126"><text:s text:c="4"/></text:span><text:span text:style-name="T127">WHERE </text:span><text:span text:style-name="T126">condition;</text:span></text:p></draw:text-box></draw:frame></text:p>
      <text:p text:style-name="P18">Create a new table:</text:p>
      <text:p text:style-name="P43"><text:span text:style-name="T20">CREATE</text:span><text:span text:style-name="T27"> </text:span><text:span text:style-name="T20">TABLE</text:span><text:span text:style-name="T27"> </text:span><text:span text:style-name="Emphasis"><text:span text:style-name="T28">table_nam</text:span></text:span><text:span text:style-name="Emphasis"><text:span text:style-name="T29">e</text:span></text:span><text:span text:style-name="T32">(</text:span><text:span text:style-name="T11"><text:line-break/></text:span><text:span text:style-name="Emphasis"><text:span text:style-name="T26"> </text:span></text:span><text:span text:style-name="Emphasis"><text:span text:style-name="T28">column1</text:span></text:span><text:span text:style-name="Emphasis"><text:span text:style-name="T29">Name</text:span></text:span><text:span text:style-name="Emphasis"><text:span text:style-name="T28"> datatype</text:span></text:span><text:span text:style-name="T32">, </text:span><text:span text:style-name="T11"><text:line-break/></text:span><text:span text:style-name="Emphasis"><text:span text:style-name="T26"> </text:span></text:span><text:span text:style-name="Emphasis"><text:span text:style-name="T28">column2</text:span></text:span><text:span text:style-name="Emphasis"><text:span text:style-name="T29">Name</text:span></text:span><text:span text:style-name="Emphasis"><text:span text:style-name="T28"> datatype</text:span></text:span><text:span text:style-name="T32">,</text:span><text:span text:style-name="T11"><text:line-break/></text:span><text:span text:style-name="Emphasis"><text:span text:style-name="T26"> </text:span></text:span><text:span text:style-name="Emphasis"><text:span text:style-name="T28">column3</text:span></text:span><text:span text:style-name="Emphasis"><text:span text:style-name="T29">Name</text:span></text:span><text:span text:style-name="Emphasis"><text:span text:style-name="T28"> datatype</text:span></text:span><text:span text:style-name="T32">,</text:span></text:p>
      <text:p text:style-name="P44"><text:span text:style-name="T25"><text:s/></text:span><text:span text:style-name="T32">.……….</text:span></text:p>
      <text:p text:style-name="P44"><text:span text:style-name="T33">column_Name datatype</text:span><text:span text:style-name="T11"><text:line-break/></text:span><text:span text:style-name="T32">);</text:span></text:p>
      <text:p text:style-name="P24"/>
      <text:p text:style-name="P16"><text:span text:style-name="T91">--</text:span><text:span text:style-name="T92">datatype specifies type of the data column</text:span><text:span text:style-name="T93">s</text:span><text:span text:style-name="T92"> will store.</text:span></text:p>
      <text:p text:style-name="P9"/>
      <text:p text:style-name="P9"/>
      <text:p text:style-name="P9"/>
      <text:p text:style-name="P9"><text:soft-page-break/></text:p>
      <text:p text:style-name="P9"/>
      <text:p text:style-name="P19">ER (Entity relationships) diagrams: </text:p>
      <text:list xml:id="list2603052689" text:style-name="L2">
        <text:list-item>
          <text:p text:style-name="P81">ER diagrams describes the relationship between entities that need to be stored in the database.</text:p>
        </text:list-item>
        <text:list-item>
          <text:p text:style-name="P81">It is based on some special shapes that describes the main components of ER diagrams namely entities, attributes and relationship between them.</text:p>
        </text:list-item>
      </text:list>
      <text:p text:style-name="P13"/>
      <text:p text:style-name="P13">Example:</text:p>
      <text:p text:style-name="P10"/>
      <text:p text:style-name="P9"><draw:frame draw:style-name="fr7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29"/><text:span text:style-name="T107">Fig. An ER diagram for a school management system.</text:span></text:p>
      <text:p text:style-name="P9"/>
      <text:p text:style-name="P23">Main components in an ER diagram:</text:p>
      <text:p text:style-name="P20"/>
      <text:p text:style-name="P20"><draw:frame draw:style-name="fr6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824424866" text:style-name="L3">
        <text:list-item>
          <text:p text:style-name="P82">An entity in ER diagrams represents major components of the data in the database.</text:p>
        </text:list-item>
        <text:list-item>
          <text:p text:style-name="P82"><text:soft-page-break/>A weak entity is an entity that relies on other entities. For example if School is in entity then department is a weak entity that relies over school. </text:p>
        </text:list-item>
      </text:list>
      <text:p text:style-name="P14"/>
      <text:p text:style-name="P22">Attributes and types of attributes:</text:p>
      <text:list xml:id="list2212779628" text:style-name="L4">
        <text:list-item>
          <text:p text:style-name="P83">An attribute shows the property of an entity.</text:p>
        </text:list-item>
        <text:list-item>
          <text:p text:style-name="P83"><text:span text:style-name="T82">A key attribute</text:span> is the attribute that uniquely represents an entity. e.g. Roll no. is a key attribute for the entity students. <text:span text:style-name="T108">The texts for a key attribute is always underlined.</text:span> </text:p>
        </text:list-item>
        <text:list-item>
          <text:p text:style-name="P83">If an attribute has further division then it is called <text:span text:style-name="T82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84">An attribute that can have multiple values are termed as <text:span text:style-name="T82">multi-valued</text:span> attributes. For example, if students is the entity and phone_no is the attribute it can have multiple values. So, phone_no is a multi-valued attribute.</text:p>
        </text:list-item>
        <text:list-item>
          <text:p text:style-name="P84">An attribute derived from other attributes are called <text:span text:style-name="T82">derived attributes</text:span>. e.g. ‘students’ is an entity, ‘date_of_birth’ is an attribute and ‘age’ calculated using ‘date_of_birth’ is an example of derived attribute.</text:p>
          <text:p text:style-name="P84"/>
          <text:p text:style-name="P91"><text:span text:style-name="T82">Types of relationships: </text:span><text:s/></text:p>
        </text:list-item>
        <text:list-item>
          <text:p text:style-name="P93">One to one relation: <text:span text:style-name="T4">A student can have only one id card and an id card represents only one student. </text:span></text:p>
        </text:list-item>
        <text:list-item>
          <text:p text:style-name="P93">One to many:<text:span text:style-name="T4"> A customer can place many orders but a particular order can’t be placed by many customers.</text:span></text:p>
        </text:list-item>
        <text:list-item>
          <text:p text:style-name="P94">Many to one<text:span text:style-name="T4">: Many students can enroll to a single course.</text:span></text:p>
        </text:list-item>
        <text:list-item>
          <text:p text:style-name="P93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72"/>
      <text:list xml:id="list84859572476979" text:continue-numbering="true" text:style-name="L4">
        <text:list-header>
          <text:p text:style-name="P92">Symbols used in ER diagrams</text:p>
        </text:list-header>
      </text:list>
      <text:p text:style-name="P9"/>
      <text:p text:style-name="P9"><draw:frame draw:style-name="fr5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2"/>
      <text:p text:style-name="P12"><text:soft-page-break/>Tips to design the ER diagram: </text:p>
      <text:list xml:id="list4033051036" text:style-name="L5">
        <text:list-item>
          <text:p text:style-name="P85">Identify the entities carefully and draw them in rectangular box.</text:p>
        </text:list-item>
        <text:list-item>
          <text:p text:style-name="P85">Relate the entities according to their relationship using diamond box.</text:p>
        </text:list-item>
        <text:list-item>
          <text:p text:style-name="P85">Identify the attributes and their types and draw them using respective oval shapes.</text:p>
        </text:list-item>
      </text:list>
      <text:p text:style-name="P1">Types of SQL Commands:</text:p>
      <text:p text:style-name="P1"/>
      <text:p text:style-name="P46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><draw:frame draw:style-name="fr4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</text:p>
      <text:p text:style-name="P2"/>
      <text:p text:style-name="P47">Order of execution of common SQL commands:</text:p>
      <text:p text:style-name="P2"><draw:frame draw:style-name="fr3" draw:name="Image6" text:anchor-type="char" svg:y="0.1028in" svg:width="7.239in" svg:height="1.1028in" draw:z-index="11"><draw:image xlink:href="Pictures/1000020100000780000004388CB8F92006C2338F.png" xlink:type="simple" xlink:show="embed" xlink:actuate="onLoad" loext:mime-type="image/png"/></draw:frame></text:p>
      <text:p text:style-name="P8"/>
      <text:p text:style-name="P45">Starting with DQL &amp; DML:</text:p>
      <text:p text:style-name="P38"/>
      <text:p text:style-name="P47">SELECT</text:p>
      <text:p text:style-name="P3"><text:span text:style-name="T19">SELECT</text:span><text:span text:style-name="Emphasis"><text:span text:style-name="T94">column(s) </text:span></text:span><text:span text:style-name="T19">FROM</text:span><text:span text:style-name="T31"> </text:span><text:span text:style-name="Emphasis"><text:span text:style-name="T94">table_name</text:span></text:span><text:span text:style-name="T31">; </text:span></text:p>
      <text:p text:style-name="P27">--to select columns from a table </text:p>
      <text:p text:style-name="P27"/>
      <text:p text:style-name="P3"><text:span text:style-name="T21">SELECT</text:span><text:span text:style-name="T48"> </text:span><text:span text:style-name="T21">DISTINCT</text:span><text:span text:style-name="Emphasis"><text:span text:style-name="T30">column1</text:span></text:span><text:span text:style-name="T34">,</text:span><text:span text:style-name="Emphasis"><text:span text:style-name="T30">column2,</text:span></text:span><text:span text:style-name="T21">FROM</text:span><text:span text:style-name="Emphasis"><text:span text:style-name="T30">table_name</text:span></text:span><text:span text:style-name="T34">;</text:span></text:p>
      <text:p text:style-name="P27">--to select only distinct values</text:p>
      <text:p text:style-name="P27"/>
      <text:p text:style-name="P32"/>
      <text:p text:style-name="P32"><text:soft-page-break/></text:p>
      <text:p text:style-name="P5"><text:span text:style-name="T21">SELECT</text:span><text:span text:style-name="Emphasis"><text:span text:style-name="T30">column1</text:span></text:span><text:span text:style-name="T34">,</text:span><text:span text:style-name="Emphasis"><text:span text:style-name="T30">column2, ...</text:span></text:span><text:span text:style-name="T21">FROM </text:span><text:span text:style-name="Emphasis"><text:span text:style-name="T30">table_name</text:span></text:span></text:p>
      <text:p text:style-name="P5"><text:span text:style-name="Emphasis"><text:span text:style-name="T48"><text:s/></text:span></text:span><text:span text:style-name="T21">WHERE </text:span><text:span text:style-name="Emphasis"><text:span text:style-name="T30">condition</text:span></text:span><text:span text:style-name="T34">; </text:span></text:p>
      <text:p text:style-name="P4"><text:span text:style-name="T34">--</text:span><text:span text:style-name="T48">where specifies the condition for selection. </text:span><text:span text:style-name="T16">AND</text:span><text:span text:style-name="T75">, </text:span><text:span text:style-name="T16">OR</text:span><text:span text:style-name="T75"> , </text:span><text:span text:style-name="T16">NOT</text:span><text:span text:style-name="T49"> are used with </text:span><text:span text:style-name="T17">WHERE</text:span><text:span text:style-name="T49"> for multiple conditions.</text:span></text:p>
      <text:p text:style-name="P6"><text:span text:style-name="T49">--</text:span><text:span text:style-name="T55">BETWEEN</text:span><text:span text:style-name="T50"> value1 </text:span><text:span text:style-name="T55">AND</text:span><text:span text:style-name="T50"> value2 are also used for conditioning. </text:span></text:p>
      <text:p text:style-name="P6"><text:span text:style-name="T50">--</text:span><text:span text:style-name="T54">IN </text:span><text:span text:style-name="T51">is used to specify a list of conditional values.</text:span></text:p>
      <text:p text:style-name="P4"><text:span text:style-name="T49">--</text:span><text:span text:style-name="T56">LIKE(</text:span><text:span text:style-name="T53">case sensitive) </text:span><text:span text:style-name="T52">and </text:span><text:span text:style-name="T56">ILIKE</text:span><text:span text:style-name="T52">(case insensitive) is used as condition for selecting like characters from a string variable.</text:span></text:p>
      <text:p text:style-name="P25"><text:s/></text:p>
      <text:p text:style-name="P25">*<text:span text:style-name="T120">Know more about character matching using </text:span><text:span text:style-name="T121">wildcard_Characters:</text:span></text:p>
      <text:p text:style-name="P25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5"/>
      <text:p text:style-name="P26">ORDER BY:</text:p>
      <text:p text:style-name="P26"><text:span text:style-name="Source_20_Text"><text:span text:style-name="T111">ORDER BY </text:span></text:span><text:span text:style-name="T110">keyword is used to sort the result-set in ascending or descending order. By default it is ASC- ascending order.</text:span></text:p>
      <text:p text:style-name="P31"/>
      <text:p text:style-name="P26"><text:span text:style-name="T114">SELECT</text:span><text:span text:style-name="T116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110"><text:line-break/></text:span><text:span text:style-name="T114">FROM </text:span><text:span text:style-name="Emphasis"><text:span text:style-name="T3">table_name</text:span></text:span><text:span text:style-name="T110"><text:line-break/></text:span><text:span text:style-name="T114">ORDER</text:span><text:span text:style-name="T116"> </text:span><text:span text:style-name="T114">BY</text:span><text:span text:style-name="T116"> </text:span><text:span text:style-name="Emphasis"><text:span text:style-name="T3">column1, column2, ...</text:span></text:span><text:span text:style-name="T114">ASC </text:span><text:span text:style-name="T109">or</text:span><text:span text:style-name="T115"> </text:span><text:span text:style-name="T114">DESC</text:span><text:span text:style-name="T3">;</text:span></text:p>
      <text:p text:style-name="P29"/>
      <text:p text:style-name="P30"><text:span text:style-name="T81">LIMIT</text:span>: It is commonly used with ORDER BY statement to select specified number of records.</text:p>
      <text:p text:style-name="P30"><text:span text:style-name="T118">SELECT </text:span><text:span text:style-name="Emphasis"><text:span text:style-name="T113">column_name(s) </text:span></text:span><text:span text:style-name="T118">FROM </text:span><text:span text:style-name="Emphasis"><text:span text:style-name="T113">table_name<text:line-break/></text:span></text:span><text:span text:style-name="T118">WHERE </text:span><text:span text:style-name="Emphasis"><text:span text:style-name="T113">condition </text:span></text:span><text:span text:style-name="T118">LIMIT </text:span><text:span text:style-name="Emphasis"><text:span text:style-name="T113">number</text:span></text:span><text:span text:style-name="T113">;</text:span></text:p>
      <text:p text:style-name="P28"/>
      <text:p text:style-name="P7">AGGREGATE Functions:</text:p>
      <text:p text:style-name="P48"><text:span text:style-name="T119">COUNT(), SUM(), AVG(), MIN(), MAX() </text:span>etc. are the aggregate functions that are used with <text:span text:style-name="T122">mostly </text:span><text:s/><text:span text:style-name="T82">SELECT</text:span><text:span text:style-name="T4"> </text:span><text:span text:style-name="T6">and</text:span><text:span text:style-name="T4"> </text:span><text:span text:style-name="T82">HAVING</text:span> clause.</text:p>
      <text:p text:style-name="P48"/>
      <text:p text:style-name="P49">GROUP BY:</text:p>
      <text:p text:style-name="P50">GROUP BY <text:span text:style-name="T4">clause is used to group categorical data(columns) </text:span><text:span text:style-name="T7">into different groups or categories.</text:span></text:p>
      <text:p text:style-name="P50"><text:span text:style-name="T22">SELECT</text:span><text:span text:style-name="T35"> </text:span><text:span text:style-name="Emphasis"><text:span text:style-name="T95">column_name(s) </text:span></text:span><text:span text:style-name="T22">FROM </text:span><text:span text:style-name="Emphasis"><text:span text:style-name="T95">table_name</text:span></text:span><text:span text:style-name="T4"><text:line-break/></text:span><text:span text:style-name="T22">WHERE</text:span><text:span text:style-name="T35"> </text:span><text:span text:style-name="Emphasis"><text:span text:style-name="T95">condition</text:span></text:span><text:span text:style-name="T4"><text:line-break/></text:span><text:span text:style-name="T22">GROUP</text:span><text:span text:style-name="T35"> </text:span><text:span text:style-name="T22">BY</text:span><text:span text:style-name="T35"> </text:span><text:span text:style-name="Emphasis"><text:span text:style-name="T95">column_name(s)<text:line-break/></text:span></text:span><text:span text:style-name="T22">ORDER</text:span><text:span text:style-name="T35"> </text:span><text:span text:style-name="T22">BY</text:span><text:span text:style-name="T35"> </text:span><text:span text:style-name="Emphasis"><text:span text:style-name="T95">column_name(s);</text:span></text:span></text:p>
      <text:p text:style-name="P50"><text:span text:style-name="Emphasis"><text:span text:style-name="T96"/></text:span></text:p>
      <text:p text:style-name="P51"><text:span text:style-name="Emphasis"><text:span text:style-name="T105">HAVING:</text:span></text:span><text:span text:style-name="Emphasis"><text:span text:style-name="T99"><text:line-break/></text:span></text:span><text:span text:style-name="Emphasis"><text:span text:style-name="T100">HAVING clause is a conditional clause similar to WHERE but it is used to filter results after aggregating the rows using GROUP BY or other clauses.</text:span></text:span></text:p>
      <text:p text:style-name="P52"><text:span text:style-name="Emphasis"><text:span text:style-name="T101">e.g:</text:span></text:span></text:p>
      <text:p text:style-name="P52"><text:span text:style-name="Emphasis"><text:span text:style-name="T104">select</text:span></text:span><text:span text:style-name="Emphasis"><text:span text:style-name="T101"> customer_id,</text:span></text:span><text:span text:style-name="Emphasis"><text:span text:style-name="T104">sum</text:span></text:span><text:span text:style-name="Emphasis"><text:span text:style-name="T101">(amount) </text:span></text:span><text:span text:style-name="Emphasis"><text:span text:style-name="T104">from</text:span></text:span><text:span text:style-name="Emphasis"><text:span text:style-name="T101"> payment</text:span></text:span></text:p>
      <text:p text:style-name="P52"><text:span text:style-name="Emphasis"><text:span text:style-name="T104">group by</text:span></text:span><text:span text:style-name="Emphasis"><text:span text:style-name="T101"> customer_id</text:span></text:span></text:p>
      <text:p text:style-name="P52"><text:span text:style-name="Emphasis"><text:span text:style-name="T104">having</text:span></text:span><text:span text:style-name="Emphasis"><text:span text:style-name="T101"> sum(amount) &gt; 180</text:span></text:span></text:p>
      <text:p text:style-name="P52"><text:span text:style-name="Emphasis"><text:span text:style-name="T101"/></text:span></text:p>
      <text:p text:style-name="P52"><text:span text:style-name="Emphasis"><text:span text:style-name="T101"/></text:span></text:p>
      <text:p text:style-name="P52"><text:span text:style-name="Emphasis"><text:span text:style-name="T101"/></text:span></text:p>
      <text:p text:style-name="P52"><text:span text:style-name="Emphasis"><text:span text:style-name="T101"/></text:span></text:p>
      <text:p text:style-name="P52"><text:span text:style-name="Emphasis"><text:span text:style-name="T101"/></text:span></text:p>
      <text:p text:style-name="P52"><text:span text:style-name="Emphasis"><text:span text:style-name="T101"/></text:span></text:p>
      <text:p text:style-name="P52"><text:span text:style-name="Emphasis"><text:span text:style-name="T101"/></text:span></text:p>
      <text:p text:style-name="P52"><text:span text:style-name="Emphasis"><text:span text:style-name="T101"/></text:span></text:p>
      <text:p text:style-name="P52"><text:span text:style-name="Emphasis"><text:span text:style-name="T101"/></text:span></text:p>
      <text:p text:style-name="P52"><text:span text:style-name="Emphasis"><text:span text:style-name="T106"/></text:span></text:p>
      <text:p text:style-name="P53"><text:soft-page-break/><text:span text:style-name="Emphasis"><text:span text:style-name="T106">Aliases:</text:span></text:span></text:p>
      <text:p text:style-name="P53"><text:span text:style-name="Emphasis"><text:span text:style-name="T102">Aliases are temporary column(s) or table with a special name created from original columns or tables. Aliases or special names are assigned using AS keyword.</text:span></text:span></text:p>
      <text:p text:style-name="P53"><draw:frame text:anchor-type="paragraph" draw:z-index="12" draw:name="Shape5" draw:style-name="gr1" draw:text-style-name="P95" svg:width="2.8441in" svg:height="0.7189in" svg:x="3.8161in" svg:y="0.1417in"><draw:text-box><text:p><text:span text:style-name="T123">SELECT</text:span> column_name(s)</text:p><text:p><text:span text:style-name="T123">FROM </text:span>table_name <text:span text:style-name="T123">AS</text:span> alias_name;</text:p></draw:text-box></draw:frame><text:span text:style-name="Emphasis"><text:span text:style-name="T102"/></text:span></text:p>
      <text:p text:style-name="P53"><text:span text:style-name="Emphasis"><text:span text:style-name="T23">SELECT</text:span></text:span><text:span text:style-name="Emphasis"><text:span text:style-name="T36"> </text:span></text:span><text:span text:style-name="Emphasis"><text:span text:style-name="T97">column_name </text:span></text:span><text:span text:style-name="Emphasis"><text:span text:style-name="T23">AS</text:span></text:span><text:span text:style-name="Emphasis"><text:span text:style-name="T36"> </text:span></text:span><text:span text:style-name="Emphasis"><text:span text:style-name="T97">alias_name</text:span></text:span><text:span text:style-name="Emphasis"><text:span text:style-name="T102"><text:line-break/></text:span></text:span><text:span text:style-name="Emphasis"><text:span text:style-name="T23">FROM</text:span></text:span><text:span text:style-name="Emphasis"><text:span text:style-name="T37"> </text:span></text:span><text:span text:style-name="Emphasis"><text:span text:style-name="T97">table</text:span></text:span><text:span text:style-name="Emphasis"><text:span text:style-name="T98">1</text:span></text:span><text:span text:style-name="Emphasis"><text:span text:style-name="T97">;</text:span></text:span><text:span text:style-name="Emphasis"><text:span text:style-name="T102"> <text:s text:c="22"/></text:span></text:span><text:span text:style-name="Emphasis"><text:span text:style-name="T103">or, </text:span></text:span></text:p>
      <text:p text:style-name="P53"><text:span text:style-name="Emphasis"><text:span text:style-name="T106">--</text:span></text:span><text:span text:style-name="Emphasis"><text:span text:style-name="T58">An alias only exists for the duration of that query.</text:span></text:span></text:p>
      <text:p text:style-name="P53"><text:span text:style-name="Emphasis"><text:span text:style-name="T47">--</text:span></text:span><text:span text:style-name="Emphasis"><text:span text:style-name="T38">It is executed after executing all other commands.</text:span></text:span></text:p>
      <text:p text:style-name="P53"><text:span text:style-name="Emphasis"><text:span text:style-name="T38"/></text:span></text:p>
      <text:p text:style-name="P54"><text:span text:style-name="Emphasis"><text:span text:style-name="T106">JOINS:</text:span></text:span></text:p>
      <text:p text:style-name="P54"><text:span text:style-name="Emphasis"><text:span text:style-name="T36">Joins are used to combine </text:span></text:span><text:span text:style-name="Emphasis"><text:span text:style-name="T42">data (rows)</text:span></text:span><text:span text:style-name="Emphasis"><text:span text:style-name="T36"> from two or more different tables based on a related field</text:span></text:span><text:span text:style-name="Emphasis"><text:span text:style-name="T40">(column)</text:span></text:span><text:span text:style-name="Emphasis"><text:span text:style-name="T36"> between them. </text:span></text:span></text:p>
      <text:p text:style-name="P54"><text:span text:style-name="Emphasis"><text:span text:style-name="T39"/></text:span></text:p>
      <text:p text:style-name="P54"><text:span text:style-name="Emphasis"><text:span text:style-name="T40">Syntax:</text:span></text:span></text:p>
      <text:p text:style-name="P54"><text:span text:style-name="Emphasis"><text:span text:style-name="T24">SELECT</text:span></text:span><text:span text:style-name="Emphasis"><text:span text:style-name="T46"> table1.Col1, table1.col2<text:line-break/></text:span></text:span><text:span text:style-name="Emphasis"><text:span text:style-name="T24">FROM</text:span></text:span><text:span text:style-name="Emphasis"><text:span text:style-name="T46"> table1<text:line-break/></text:span></text:span><text:span text:style-name="Emphasis"><text:span text:style-name="T24">INNER</text:span></text:span><text:span text:style-name="Emphasis"><text:span text:style-name="T46"> </text:span></text:span><text:span text:style-name="Emphasis"><text:span text:style-name="T24">JOIN</text:span></text:span><text:span text:style-name="Emphasis"><text:span text:style-name="T46"> table2 </text:span></text:span><text:span text:style-name="Emphasis"><text:span text:style-name="T24">ON</text:span></text:span><text:span text:style-name="Emphasis"><text:span text:style-name="T46"> table1.common_column = table2.common_column;</text:span></text:span></text:p>
      <text:p text:style-name="P54"><text:span text:style-name="Emphasis"><text:span text:style-name="T40"/></text:span></text:p>
      <text:p text:style-name="P54"><text:span text:style-name="Emphasis"><text:span text:style-name="T40"/></text:span></text:p>
      <text:p text:style-name="P73"><text:span text:style-name="Emphasis"><text:span text:style-name="Source_20_Text"><text:span text:style-name="T76">INNER JOIN </text:span></text:span></text:span><text:span text:style-name="Emphasis"><text:span text:style-name="Source_20_Text"><text:span text:style-name="T77">or JOIN</text:span></text:span></text:span><text:span text:style-name="Emphasis"><text:span text:style-name="T59">: Returns records</text:span></text:span><text:span text:style-name="Emphasis"><text:span text:style-name="T62">(rows)</text:span></text:span><text:span text:style-name="Emphasis"><text:span text:style-name="T59"> that have matching values in both tables. </text:span></text:span><text:span text:style-name="Emphasis"><text:span text:style-name="T61">Inner join is associative.</text:span></text:span></text:p>
      <text:p text:style-name="P74"><text:span text:style-name="Source_20_Text"><text:span text:style-name="T78">FULL (OUTER) JOIN</text:span></text:span><text:span text:style-name="Emphasis"><text:span text:style-name="T61">: Returns all records</text:span></text:span><text:span text:style-name="Emphasis"><text:span text:style-name="T62">(rows)</text:span></text:span><text:span text:style-name="Emphasis"><text:span text:style-name="T61"> when there is a match in either left or right table.</text:span></text:span></text:p>
      <text:p text:style-name="P74"><draw:frame draw:style-name="fr2" draw:name="Image7" text:anchor-type="char" svg:y="0.25in" svg:width="6.6953in" svg:height="3.5945in" draw:z-index="13"><draw:image xlink:href="Pictures/1000020100000780000004387020CEFE07B71283.png" xlink:type="simple" xlink:show="embed" xlink:actuate="onLoad" loext:mime-type="image/png"/></draw:frame><text:span text:style-name="Emphasis"><text:span text:style-name="T61"/></text:span></text:p>
      <text:p text:style-name="P78"><text:span text:style-name="Source_20_Text"><text:span text:style-name="T18">Fig. Full join (full outer join)</text:span></text:span></text:p>
      <text:p text:style-name="P75"><text:span text:style-name="Source_20_Text"><text:span text:style-name="T79"/></text:span></text:p>
      <text:p text:style-name="P75"><text:span text:style-name="Source_20_Text"><text:span text:style-name="T79">LEFT (OUTER) JOIN</text:span></text:span><text:span text:style-name="Source_20_Text"><text:span text:style-name="T69">: Returns all records</text:span></text:span><text:span text:style-name="Source_20_Text"><text:span text:style-name="T68">(rows)</text:span></text:span><text:span text:style-name="Source_20_Text"><text:span text:style-name="T69"> from the left table, and the matched records from the right table.</text:span></text:span></text:p>
      <text:p text:style-name="P73"><text:span text:style-name="Source_20_Text"><text:span text:style-name="T79"/></text:span></text:p>
      <text:p text:style-name="P78"><draw:frame draw:style-name="fr1" draw:name="Image8" text:anchor-type="char" svg:width="6.6953in" svg:height="3.7661in" draw:z-index="14"><draw:image xlink:href="Pictures/10000201000007800000043872F4CFB51CA51810.png" xlink:type="simple" xlink:show="embed" xlink:actuate="onLoad" loext:mime-type="image/png"/></draw:frame><text:soft-page-break/><text:span text:style-name="Source_20_Text"><text:span text:style-name="T18">Fig: Left outer join.</text:span></text:span></text:p>
      <text:p text:style-name="P73"><text:span text:style-name="Source_20_Text"><text:span text:style-name="T79">RIGHT (OUTER) JOIN</text:span></text:span><text:span text:style-name="T57">: Returns all records</text:span><text:span text:style-name="T67">(rows)</text:span><text:span text:style-name="T57"> from the right table, and the matched records from the left table</text:span><text:span text:style-name="T66">.</text:span></text:p>
      <text:p text:style-name="P76"/>
      <text:p text:style-name="P77">UNION:</text:p>
      <text:p text:style-name="P77">It is used to combine the results of two or more SELECT statements.</text:p>
      <text:p text:style-name="P77"><text:span text:style-name="T117">SELECT </text:span><text:span text:style-name="Emphasis"><text:span text:style-name="T112">column_name(s) </text:span></text:span><text:span text:style-name="T117">FROM </text:span><text:span text:style-name="Emphasis"><text:span text:style-name="T112">table1</text:span></text:span><text:line-break/><text:span text:style-name="T117">UNION</text:span><text:line-break/><text:span text:style-name="T117">SELECT </text:span><text:span text:style-name="Emphasis"><text:span text:style-name="T112">column_name(s) </text:span></text:span><text:span text:style-name="T117">FROM </text:span><text:span text:style-name="Emphasis"><text:span text:style-name="T112">table2</text:span></text:span><text:span text:style-name="T112">;</text:span></text:p>
      <text:p text:style-name="P54"><text:span text:style-name="Emphasis"><text:span text:style-name="T40">--</text:span></text:span><text:span text:style-name="Emphasis"><text:span text:style-name="T59">The </text:span></text:span><text:span text:style-name="Emphasis"><text:span text:style-name="Source_20_Text"><text:span text:style-name="T76">UNION</text:span></text:span></text:span><text:span text:style-name="Emphasis"><text:span text:style-name="T41"> </text:span></text:span><text:span text:style-name="Emphasis"><text:span text:style-name="T59">operator selects only distinct values by default. To allow duplicate values, use </text:span></text:span><text:span text:style-name="Emphasis"><text:span text:style-name="Source_20_Text"><text:span text:style-name="T76">UNION ALL</text:span></text:span></text:span><text:span text:style-name="Emphasis"><text:span text:style-name="T60">.</text:span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4"><text:span text:style-name="Emphasis"><text:span text:style-name="T60"/></text:span></text:p>
      <text:p text:style-name="P55"><text:soft-page-break/><text:span text:style-name="Emphasis"><text:span text:style-name="T73">Timestamps and extract:</text:span></text:span></text:p>
      <text:p text:style-name="P55"><text:span text:style-name="Emphasis"><text:span text:style-name="T63">Extract(), AGE(), TO_CHAR() functions.</text:span></text:span></text:p>
      <text:p text:style-name="P55"><text:span text:style-name="Emphasis"><text:span text:style-name="T63"/></text:span></text:p>
      <text:p text:style-name="P56"><text:span text:style-name="Emphasis"><text:span text:style-name="T71">MATHEMATICAL FUNCTIONS:</text:span></text:span></text:p>
      <text:p text:style-name="P57"><text:a xlink:type="simple" xlink:href="https://www.postgresql.org/docs/current/functions-math.html" text:style-name="Internet_20_link" text:visited-style-name="Visited_20_Internet_20_Link"><text:span text:style-name="Emphasis"><text:span text:style-name="T64">https://www.postgresql.org/docs/current/functions-math.html</text:span></text:span></text:a></text:p>
      <text:p text:style-name="P57"><text:span text:style-name="Emphasis"><text:span text:style-name="T71"/></text:span></text:p>
      <text:p text:style-name="P87"><text:span text:style-name="Emphasis"><text:span text:style-name="T72">String Functions and Operations:</text:span></text:span></text:p>
      <text:p text:style-name="P87"><text:span text:style-name="Emphasis"><text:span text:style-name="T64">E.g: split(), upper(), low</text:span></text:span><text:span text:style-name="Emphasis"><text:span text:style-name="T65">er()</text:span></text:span></text:p>
      <text:p text:style-name="P87"><text:span text:style-name="Emphasis">select upper(first_name) from customer</text:span><text:span text:style-name="Emphasis"><text:span text:style-name="T64"><text:line-break/></text:span></text:span></text:p>
      <text:p text:style-name="P88"><text:span text:style-name="Emphasis"><text:span text:style-name="T74">Sub Query:</text:span></text:span></text:p>
      <text:p text:style-name="P88"><text:span text:style-name="Emphasis"><text:span text:style-name="T43">A query on the results of another query.</text:span></text:span></text:p>
      <text:p text:style-name="P88"><text:span text:style-name="Emphasis"><text:span text:style-name="T43">Involves two ‘SELECT’ statements.</text:span></text:span></text:p>
      <text:p text:style-name="P89"><text:span text:style-name="Emphasis"><text:span text:style-name="T44">Sub query is executed first as it is inside the parenthesis.</text:span></text:span></text:p>
      <text:p text:style-name="P89"><text:span text:style-name="Emphasis"><text:span text:style-name="T44"/></text:span></text:p>
      <text:p text:style-name="P90"><text:span text:style-name="Emphasis"><text:span text:style-name="T45">EXISTS() function is used to check whether a sub query exists or not.</text:span></text:span></text:p>
      <text:p text:style-name="P90"><text:span text:style-name="Emphasis"><text:span text:style-name="T4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05T08:48:58.502942928</dc:date>
    <meta:editing-duration>PT7H16M16S</meta:editing-duration>
    <meta:editing-cycles>52</meta:editing-cycles>
    <meta:generator>LibreOffice/6.4.7.2$Linux_X86_64 LibreOffice_project/40$Build-2</meta:generator>
    <meta:document-statistic meta:table-count="1" meta:image-count="8" meta:object-count="0" meta:page-count="9" meta:paragraph-count="129" meta:word-count="1311" meta:character-count="8462" meta:non-whitespace-character-count="7110"/>
  </office:meta>
</office:document-meta>
</file>